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2 </text:p>
      <text:p text:style-name="P1"/>
      <text:p text:style-name="P2">Etap I</text:p>
      <text:p text:style-name="P2"/>
      <text:p text:style-name="P3">czy równik przecina terytorium Brazylii <text:s text:c="51"/><text:span text:style-name="T1"><text:s text:c="2"/>TAK </text:span></text:p>
      <text:p text:style-name="P3">Kolumna, pomnik którego króla stoi na placy zamkowym <text:s text:c="24"/><text:span text:style-name="T1"><text:s/>Zygmunt III</text:span></text:p>
      <text:p text:style-name="P3">jak ma na imię przyjaciel kota Filemona <text:s text:c="51"/><text:span text:style-name="T1"><text:s text:c="2"/>Bonifacy</text:span></text:p>
      <text:p text:style-name="P3">jak brzmi skrót nazwy ligi zawodowej koszykówki <text:s text:c="34"/><text:span text:style-name="T1"><text:s text:c="2"/>NBA</text:span></text:p>
      <text:p text:style-name="P3">w ktorym paryskim lokalu po raz pierwszy w 1893 r wykonano striptiz <text:s text:c="7"/></text:p>
      <text:p text:style-name="P3">wyraz pracoholik <text:s text:c="46"/></text:p>
      <text:p text:style-name="P3">w którym województwie leży Częstochowa <text:s text:c="48"/><text:span text:style-name="T1"><text:s/>śląskie</text:span></text:p>
      <text:p text:style-name="P3">którą rocznicę zniesienia Stanu Wojennego obchodziliśmy w 2013 <text:s text:c="11"/><text:span text:style-name="T1"><text:s text:c="2"/>trzydziesta</text:span></text:p>
      <text:p text:style-name="P3">Dzikie Pola to bezkresne stepy na brzegach której rzeki <text:s text:c="28"/><text:span text:style-name="T1"><text:s text:c="2"/>Dniepr</text:span></text:p>
      <text:p text:style-name="P3">czy koala żyje naturalnie poza Australią </text:p>
      <text:p text:style-name="P3">carskie wrota to główne drzwi ikonostasu czy drzwi wejściowe dla duchownych <text:span text:style-name="T1">ikonostas</text:span></text:p>
      <text:p text:style-name="P3">z których kolorów składa się flaga Holandii <text:s text:c="42"/><text:span text:style-name="T1"><text:s text:c="2"/>bia, nie, czer </text:span></text:p>
      <text:p text:style-name="P3">ile wynosi długość mierzei Helskiej 14, 24 czy 34 km <text:s text:c="32"/><text:span text:style-name="T1">34 km</text:span></text:p>
      <text:p text:style-name="P3">w którym filmie Barei możemy produkcja filmu Ostatnia paróweczka hrabiego Kenta</text:p>
      <text:p text:style-name="P3">żabot to ozdobna część garderoby przypinana pod szyją czy na pasie <text:s text:c="7"/><text:span text:style-name="T1"><text:s text:c="2"/>pod szyją</text:span></text:p>
      <text:p text:style-name="P3">rosarium to ogród w którym rosną głównie które kwiaty <text:s text:c="27"/><text:span text:style-name="T1"><text:s text:c="2"/>róże</text:span></text:p>
      <text:p text:style-name="P3">jak nazywa się regularnie oszlifowany diament <text:s text:c="42"/><text:span text:style-name="T1"><text:s/>brylant</text:span></text:p>
      <text:p text:style-name="P3">który to wiek 1578</text:p>
      <text:p text:style-name="P3">jakiego rodzaju jest rzeczownik abecadło <text:s text:c="53"/><text:span text:style-name="T1">nijaki</text:span></text:p>
      <text:p text:style-name="P3">jak nazywa się liczba pod kreską ułamkową <text:s text:c="49"/><text:span text:style-name="T1">mianownik</text:span></text:p>
      <text:p text:style-name="P2"/>
      <text:p text:style-name="P2">Etap II</text:p>
      <text:p text:style-name="P2"/>
      <text:p text:style-name="P3">na jakiej nawierzchni rozgrywane są mecze siatkówki plażowej <text:s text:c="16"/><text:span text:style-name="T1"><text:s/>piasek</text:span></text:p>
      <text:p text:style-name="P3">która liczba jest mniejsza -3/4 czy -1/3 <text:s text:c="54"/><text:span text:style-name="T1"><text:s text:c="2"/>trzy czwarte</text:span></text:p>
      <text:p text:style-name="P3">jakiej narodowości był Fryderyk Engels <text:s text:c="51"/><text:span text:style-name="T1"><text:s text:c="3"/>Niemiec </text:span></text:p>
      <text:p text:style-name="P3">w czasie której wojny rozgrywa się akcja FAbryka oficerów <text:s text:c="22"/><text:span text:style-name="T1">II WŚ</text:span></text:p>
      <text:p text:style-name="P3">podaj nazwę organu doradczego Prezydenta w zakresie bezpieczeństwa państwa <text:span text:style-name="T1"><text:s/>BBN</text:span></text:p>
      <text:p text:style-name="P3">kto jest autorem Monachomachii <text:s text:c="65"/><text:span text:style-name="T1">Krasicki</text:span></text:p>
      <text:p text:style-name="P3">ile wynosi 3 silnia <text:s text:c="89"/><text:span text:style-name="T1">sześć</text:span></text:p>
      <text:p text:style-name="P3">jak nazywa się niewiasta, opiekunka Zosi <text:s text:c="52"/><text:span text:style-name="T1">Telimena</text:span></text:p>
      <text:p text:style-name="P3">jak w starożytnym Rzymie nazywano publiczne łaźnie <text:s text:c="31"/><text:span text:style-name="T1">termy</text:span></text:p>
      <text:p text:style-name="P3">jak nazywa się doroczna francuska nagroda za najlepszy film <text:s text:c="20"/><text:span text:style-name="T1">Cezar</text:span></text:p>
      <text:p text:style-name="P3">stolica którego państwa leży w widłach Nilu bialego i błękitnego <text:s text:c="15"/><text:span text:style-name="T1">Sudan</text:span></text:p>
      <text:p text:style-name="P3">czy ha należy do układu SI <text:s text:c="74"/><text:span text:style-name="T1"><text:s/>NIE </text:span></text:p>
      <text:p text:style-name="P3">miński, brzeski, grodzieński, witebski to obwody w ktorym państwie <text:s text:c="7"/><text:span text:style-name="T1"><text:s/>Białoruś</text:span></text:p>
      <text:p text:style-name="P3">Sachmo to przydomek którego jazzmana <text:s text:c="51"/><text:span text:style-name="T1"><text:s/>L. Armstrong</text:span></text:p>
      <text:p text:style-name="P3">co znaczy errare humanum est <text:s text:c="54"/><text:span text:style-name="T1">błądzić jest rzeczą ludzką</text:span></text:p>
      <text:p text:style-name="P3">czy głównym składnikiem gazu ziemnego sa węglowodory czy węglowodany</text:p>
      <text:p text:style-name="P3">podaj oba imiona pana Zagłoby <text:s text:c="62"/><text:span text:style-name="T1"><text:s/>Jan Onufry</text:span></text:p>
      <text:p text:style-name="P3">jak nazywa się japoński narodowy napój alkoholowy <text:s text:c="29"/><text:span text:style-name="T1">sake</text:span></text:p>
      <text:p text:style-name="P3">kto jest konstruktorem Statuy Wolności w NYC <text:s text:c="37"/><text:span text:style-name="T1">Eiffel</text:span></text:p>
      <text:p text:style-name="P3">Triest to miasto portowe w którym państwie <text:s text:c="43"/><text:span text:style-name="T1">Włochy</text:span></text:p>
      <text:p text:style-name="P3"><text:soft-page-break/>kto w 1936 został marszałkiem Polski <text:s text:c="44"/><text:span text:style-name="T1"><text:s text:c="2"/>Edward Rydz- Śmigły</text:span></text:p>
      <text:p text:style-name="P3">w którym polskim mieście w 1595 rozpoczęła działalność wyższa uczelnia <text:s text:c="2"/><text:span text:style-name="T1">Zamość</text:span></text:p>
      <text:p text:style-name="P3">ile matek ssie pokorne cielę <text:s text:c="71"/><text:span text:style-name="T1">dwie</text:span></text:p>
      <text:p text:style-name="P3">ktoś jaka to część mowy <text:s text:c="76"/><text:span text:style-name="T1"><text:s/>zaimek</text:span></text:p>
      <text:p text:style-name="P3">które miasto jest Stolicą Szwajcarii <text:s text:c="58"/><text:span text:style-name="T1"><text:s/>Berno</text:span></text:p>
      <text:p text:style-name="P3">jak brzmi imię i nazwisko niemieckiego lekarza Anioł śmierci <text:s text:c="15"/><text:span text:style-name="T1"><text:s/>Joseph Mengele</text:span></text:p>
      <text:p text:style-name="P3">ostrosłup jest figurą płaską czy przestrzenną </text:p>
      <text:p text:style-name="P3">kto jest autorem cyklu programów Sensacje XX wieku <text:s text:c="28"/><text:span text:style-name="T1"><text:s/>Wołoszański</text:span></text:p>
      <text:p text:style-name="P3">jak nazywamy rodzaj góralskiej kamizelki <text:s text:c="50"/><text:span text:style-name="T1"><text:s text:c="2"/>serdak</text:span></text:p>
      <text:p text:style-name="P3">jak po łacinie nazywa się warunek konieczny <text:s text:c="47"/><text:span text:style-name="T1">sine qua non</text:span></text:p>
      <text:p text:style-name="P3">na ile części dzieli włos cżłowiek drobiazgowy <text:s text:c="43"/><text:span text:style-name="T1"><text:s/>czworo</text:span></text:p>
      <text:p text:style-name="P3">którego dnia sierpnia obchodzone jest w Polsce święto Matki Boskiej zielnej <text:s text:c="3"/><text:span text:style-name="T1">15</text:span></text:p>
      <text:p text:style-name="P3">irbis to ptak czy ssak <text:s text:c="85"/><text:span text:style-name="T1"><text:s/>ssak</text:span></text:p>
      <text:p text:style-name="P3">który polski noblista był synem wiejskiego organisty <text:s text:c="34"/><text:span text:style-name="T1"><text:s/>W. Reymont</text:span></text:p>
      <text:p text:style-name="P3">czy członkowie The Beattles spotkali się z Elvisem Presleyem <text:s text:c="19"/><text:span text:style-name="T1"><text:s/>TAK </text:span></text:p>
      <text:p text:style-name="P3">triumf czy owacja oznaczało najwyższe wyróżnienie zwycięskiego wodza <text:span text:style-name="T1"><text:s/>triumf</text:span></text:p>
      <text:p text:style-name="P3">jak nazywa się gałąź medycyny zajmująca się chorobami krwi <text:s text:c="19"/><text:span text:style-name="T1">hematologia</text:span></text:p>
      <text:p text:style-name="P3">jak zatytułowana jest druga część przygód Alicji <text:s text:c="26"/><text:span text:style-name="T1"><text:s/>Co Alicja odnalazła po drugiej stronie lustra</text:span></text:p>
      <text:p text:style-name="P3">czy Chiny są członkiem ONZ <text:s text:c="72"/><text:span text:style-name="T1">TAK </text:span></text:p>
      <text:p text:style-name="P3">kto znalazł w trzcinowym koszyku niemowlę i nadał mu imię Mojżesz <text:s text:c="6"/><text:span text:style-name="T1">córka faraona</text:span></text:p>
      <text:p text:style-name="P3">który skoczek wzwyż zdobył srebrny medal olimpijski w Moskwie i złoty w Montrealu </text:p>
      <text:p text:style-name="P4">Jacek Wszoła</text:p>
      <text:p text:style-name="P3">jak w gwarze łowieckiej nazywa się miejsce zryte przez żerujące dziki <text:s text:c="6"/><text:span text:style-name="T1"><text:s/>buchtowisko</text:span></text:p>
      <text:p text:style-name="P3">jak nazywał się pierwszy satelita komunikacyjny na orbicie <text:s text:c="25"/><text:span text:style-name="T1">Telstar</text:span></text:p>
      <text:p text:style-name="P3">w których górachn wznosi się szczyt GAszelbrun <text:s text:c="42"/><text:span text:style-name="T1">karakorum</text:span></text:p>
      <text:p text:style-name="P3">jak z włoskiego nazywa sie obraz w polu o kształcie koła <text:s text:c="28"/><text:span text:style-name="T1"><text:s/>rondo <text:s text:c="4"/></text:span><text:s text:c="6"/></text:p>
      <text:p text:style-name="P3">w ktorym wieku Timor wschodni uzyskał niepodległość od Indonezji <text:s text:c="9"/><text:span text:style-name="T1"><text:s/>XXI w.</text:span></text:p>
      <text:p text:style-name="P3">kto jest autorem książki dla dzieci Jak Wojtek został strażakiem oraz Miś Uszatek <text:s text:c="2"/></text:p>
      <text:p text:style-name="P4">Czesław Janczarski</text:p>
      <text:p text:style-name="P3">częśćią którego morza jest zatoka Akaba <text:s text:c="57"/><text:span text:style-name="T1"><text:s text:c="2"/>M. Czerwone</text:span></text:p>
      <text:p text:style-name="P3">jak nazywa się silnie trujące białko w nasionach rącznika pospolitego <text:s text:c="13"/><text:span text:style-name="T1"><text:s/>rycyna</text:span></text:p>
      <text:p text:style-name="P3">na której wyspie stała latarnia morska zaliczana do siedmiu cudów świata <text:s text:c="7"/><text:span text:style-name="T1">Faros</text:span></text:p>
      <text:p text:style-name="P3">ile księżycow ma planeta Wenus <text:s text:c="61"/><text:span text:style-name="T1"><text:s text:c="3"/>żaden</text:span></text:p>
      <text:p text:style-name="P3">czy w szkielecie psa występują kości nadgarstka, śródręcza i palców <text:s text:c="6"/><text:span text:style-name="T1"><text:s/>TAK </text:span></text:p>
      <text:p text:style-name="P3">czyim bratankiem był Filip Orleański <text:s text:c="56"/><text:span text:style-name="T1"><text:s/>Ludwik XIV</text:span></text:p>
      <text:p text:style-name="P3">do jakiego państwa należy archipelag Peskadory <text:s text:c="38"/><text:span text:style-name="T1"><text:s/>Chiny</text:span></text:p>
      <text:p text:style-name="P3"/>
      <text:p text:style-name="P2">Etap III</text:p>
      <text:p text:style-name="P2"/>
      <text:p text:style-name="P3">czy Petersburg był stolicą Rosji <text:s text:c="64"/><text:span text:style-name="T1"><text:s text:c="2"/>TAK</text:span> </text:p>
      <text:p text:style-name="P3">jak miał na imię Lipiński <text:s text:c="76"/><text:span text:style-name="T1"><text:s/>Eryk</text:span></text:p>
      <text:p text:style-name="P3">czy spółka z.oo z obcym kapitałem może wnioski do UE <text:s text:c="24"/><text:span text:style-name="T1"><text:s text:c="2"/>TAK </text:span></text:p>
      <text:p text:style-name="P3">z imieniem którego cesarza rzymskiego łączą się imiona Brutusa i Kasjusza <text:s text:c="2"/><text:span text:style-name="T1"><text:s/>Cezar</text:span></text:p>
      <text:p text:style-name="P3">w którym wieku powstał Zalew Zegrzyński <text:s text:c="46"/><text:span text:style-name="T1"><text:s text:c="2"/>XX w.</text:span></text:p>
      <text:p text:style-name="P3">tłuczeń to rodzaj minerału czy kruszywo używane w budownictwie <text:s text:c="10"/><text:span text:style-name="T1">kruszywo</text:span></text:p>
      <text:p text:style-name="P3">jakie imie nosił słoń Stasia i Nel <text:s text:c="66"/><text:span text:style-name="T1">King</text:span></text:p>
      <text:p text:style-name="P3">ilu zawodników liczy drużyna w futbolu amerykańskim <text:s text:c="28"/><text:span text:style-name="T1"><text:s/>jedenaście</text:span></text:p>
      <text:p text:style-name="P3"><text:soft-page-break/>w którym polskim mieście działa UAM <text:s text:c="15"/></text:p>
      <text:p text:style-name="P3">czy sinus jest funkcją okresową <text:s text:c="64"/><text:span text:style-name="T1"><text:s/>TAK </text:span></text:p>
      <text:p text:style-name="P3">w jakim języku swoje poezje pisal Klemens Janicki <text:s text:c="33"/><text:span text:style-name="T1">łacina</text:span></text:p>
      <text:p text:style-name="P3">jak nazywał się NYC przed 1664 <text:s text:c="62"/><text:span text:style-name="T1">Nowy Amsterdam</text:span></text:p>
      <text:p text:style-name="P3">w filmie Człowiek w <text:s/>żelaznej masce zagrał rolę muszkietera, króla czy kardynała </text:p>
      <text:p text:style-name="P3">podaj symbol pierwiastka tytanu <text:s text:c="63"/><text:span text:style-name="T1">Ti</text:span></text:p>
      <text:p text:style-name="P3">stolicą której prowincji jest Toronto <text:s text:c="58"/><text:span text:style-name="T1">Ontario</text:span></text:p>
      <text:p text:style-name="P3">czy imponderabilia to sprawy konkretne czy rzeczy nieuchwytne <text:s text:c="12"/><text:span text:style-name="T1">to drugie</text:span></text:p>
      <text:p text:style-name="P3">Żelazna brama to przełomowa dolina której rzeki <text:s text:c="36"/><text:span text:style-name="T1"><text:s/>Dunaj</text:span></text:p>
      <text:p text:style-name="P3">film Amadeusz to historia życia którego kompozytora <text:s text:c="29"/><text:span text:style-name="T1">Mozart</text:span></text:p>
      <text:p text:style-name="P3">przed czym chronią środki zwane analgetykami <text:s text:c="37"/><text:span text:style-name="T1"><text:s text:c="2"/>ból</text:span></text:p>
      <text:p text:style-name="P3">które dwa kontynenty były nazywane Nowym Światem <text:s text:c="26"/><text:span text:style-name="T1">obie Ameryki</text:span></text:p>
      <text:p text:style-name="P3">nazwisko hetmana z polskiego hymnu <text:s text:c="51"/><text:span text:style-name="T1">Stefan Czarniecki</text:span></text:p>
      <text:p text:style-name="P3">czy Egipt graniczy z Izraelem <text:s text:c="67"/><text:span text:style-name="T1">TAK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0T18:33:10.76</meta:creation-date>
    <meta:document-statistic meta:table-count="0" meta:image-count="0" meta:object-count="0" meta:page-count="3" meta:paragraph-count="102" meta:word-count="841" meta:character-count="8775"/>
    <dc:date>2014-08-30T19:44:35.07</dc:date>
    <meta:editing-duration>PT00H01M43S</meta:editing-duration>
    <meta:editing-cycles>1</meta:editing-cycles>
    <meta:generator>OpenOffice.ux.pl/3.1$Win32 OpenOffice.org_project/310m11$Build-39399</meta:generator>
  </office:meta>
</office:document-meta>
</file>